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56cm"/>
      <style:text-properties fo:color="#666666"/>
    </style:style>
    <style:style style:name="P2" style:family="paragraph" style:parent-style-name="Text_20_body">
      <style:paragraph-properties style:line-height-at-least="0.556cm"/>
    </style:style>
    <style:style style:name="T1" style:family="text">
      <style:text-properties style:font-name="serif" fo:font-size="10.5pt"/>
    </style:style>
    <style:style style:name="T2" style:family="text">
      <style:text-properties style:font-name="serif" fo:font-size="10.5pt" fo:background-color="#99ff99" loext:char-shading-value="0"/>
    </style:style>
    <style:style style:name="T3" style:family="text">
      <style:text-properties style:font-name-asian="serif" style:font-size-asian="10.5pt"/>
    </style:style>
    <style:style style:name="T4" style:family="text">
      <style:text-properties fo:color="#666666" style:font-name-asian="serif" style:font-size-asian="10.5pt"/>
    </style:style>
    <style:style style:name="T5" style:family="text">
      <style:text-properties fo:color="#666666" style:font-name="serif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<text:span text:style-name="T3">注释</text:span></text:p>
      <text:p text:style-name="P2"><text:span text:style-name="T4">写程序之前，第一件事情不是了解语法，而是知道如何写注释。</text:span><text:line-break/><text:span text:style-name="T2">vimrc</text:span><text:span text:style-name="T4">脚本的注释是使用引号</text:span><text:span text:style-name="T5">(")</text:span><text:span text:style-name="T4">作行注释。</text:span><text:line-break/><text:line-break/><text:span text:style-name="T5">2. </text:span><text:span text:style-name="T4">变量</text:span><text:line-break/><text:span text:style-name="T5">(1) </text:span><text:span text:style-name="T4">标量变量</text:span><text:line-break/><text:span text:style-name="T4">可以是数字或字符串，基本与</text:span><text:span text:style-name="T5">perl</text:span><text:span text:style-name="T4">相同。</text:span><text:line-break/><text:span text:style-name="T4">命名方式为：作用域</text:span><text:span text:style-name="T5">:</text:span><text:span text:style-name="T4">变量名，常用的有如下几种：</text:span><text:line-break/><text:span text:style-name="T5">b:name —— </text:span><text:span text:style-name="T4">只对当前</text:span><text:span text:style-name="T5">buffer</text:span><text:span text:style-name="T4">有效的变量</text:span><text:line-break/><text:span text:style-name="T5">w:name —— </text:span><text:span text:style-name="T4">只对当前窗口有效的变量</text:span><text:line-break/><text:span text:style-name="T5">g:name —— </text:span><text:span text:style-name="T4">全局变量</text:span><text:line-break/><text:span text:style-name="T5">v:name —— vim</text:span><text:span text:style-name="T4">预定义变量</text:span><text:line-break/><text:span text:style-name="T5">a:name —— </text:span><text:span text:style-name="T4">函数的参变量</text:span><text:line-break/><text:span text:style-name="T4">注意：引用标量变量的时候请包含作用域和冒号</text:span><text:line-break/><text:line-break/><text:span text:style-name="T5">(2) </text:span><text:span text:style-name="T4">一类有特殊含义的变量</text:span><text:line-break/><text:span text:style-name="T4">命名方式：</text:span><text:span text:style-name="T5">Fun Character(</text:span><text:span text:style-name="T4">这个词请参看</text:span><text:span text:style-name="T5">Programming Perl)</text:span><text:span text:style-name="T4">加上变量名</text:span><text:line-break/><text:span text:style-name="T4">共有三类：</text:span><text:line-break/><text:span text:style-name="T5">$NAME —— </text:span><text:span text:style-name="T4">环境变量（一般变量名都是大写）</text:span><text:line-break/><text:span text:style-name="T5">&amp;name —— </text:span><text:span text:style-name="T4">选项（</text:span><text:span text:style-name="T5">vim</text:span><text:span text:style-name="T4">处理某些事情的时候的默认设置）</text:span><text:line-break/><text:span text:style-name="T5">@r —— register</text:span><text:span text:style-name="T4">（寄存器，不是汇编的</text:span><text:span text:style-name="T5">EAX,EBX</text:span><text:span text:style-name="T4">，看第</text:span><text:span text:style-name="T5">2</text:span><text:span text:style-name="T4">部分</text:span><text:span text:style-name="T5">vim tips</text:span><text:span text:style-name="T4">）</text:span><text:line-break/><text:span text:style-name="T4">常见环境变量例子：</text:span><text:span text:style-name="T5">$VIMRUNTIME —— vim</text:span><text:span text:style-name="T4">运行路径</text:span><text:line-break/><text:span text:style-name="T4">常见选项例子：</text:span><text:span text:style-name="T5">&amp;ic —— ignorecase</text:span><text:line-break/><text:span text:style-name="T4">注：使用</text:span><text:span text:style-name="T5">set</text:span><text:span text:style-name="T4">命令可以改变选项设置，例如：</text:span><text:line-break/><text:span text:style-name="T5">:set ignorecase</text:span><text:line-break/><text:span text:style-name="T4">使用一个</text:span><text:span text:style-name="T5">set</text:span><text:span text:style-name="T4">命令可以看到当前所有的选项及其设置。</text:span><text:line-break/><text:line-break/><text:span text:style-name="T5">(3) </text:span><text:span text:style-name="T4">变量赋值</text:span><text:line-break/><text:span text:style-name="T5">:let </text:span><text:span text:style-name="T4">变量名</text:span><text:span text:style-name="T5">=</text:span><text:span text:style-name="T4">值</text:span><text:line-break/><text:span text:style-name="T4">注意：最前面的冒号不仅是为了表示这是一个冒号命令，而且是必须的。</text:span><text:line-break/><text:line-break/><text:span text:style-name="T4">释放变量：</text:span><text:span text:style-name="T5">:unlet! </text:span><text:span text:style-name="T4">变量名</text:span><text:line-break/><text:line-break/><text:span text:style-name="T5">(4) </text:span><text:span text:style-name="T4">运算符</text:span><text:span text:style-name="T5">(</text:span><text:span text:style-name="T4">和</text:span><text:span text:style-name="T5">perl</text:span><text:span text:style-name="T4">基本一样</text:span><text:span text:style-name="T5">)</text:span><text:line-break/><text:span text:style-name="T4">数学运算：</text:span><text:span text:style-name="T5">+ - * / % .</text:span><text:line-break/><text:span text:style-name="T4">逻辑运算：</text:span><text:span text:style-name="T5">== != &gt; &gt;= &lt; &lt;= ?:</text:span><text:line-break/><text:span text:style-name="T4">正则匹配运算符</text:span><text:span text:style-name="T5">=~ !~</text:span><text:line-break/><text:line-break/><text:span text:style-name="T5">3. </text:span><text:span text:style-name="T4">控制结构</text:span><text:line-break/><text:span text:style-name="T5">(1) if </text:span><text:span text:style-name="T4">条件</text:span><text:line-break/><text:span text:style-name="T4">语句块</text:span><text:line-break/><text:span text:style-name="T5">elseif </text:span><text:span text:style-name="T4">条件</text:span><text:line-break/><text:span text:style-name="T4">语句块</text:span><text:line-break/><text:span text:style-name="T5">else </text:span><text:line-break/><text:span text:style-name="T4">语句块</text:span><text:line-break/><text:soft-page-break/><text:span text:style-name="T5">endif</text:span><text:line-break/><text:span text:style-name="T4">注意：条件表达式不需要小括号，语句块不需要大括号</text:span><text:line-break/><text:line-break/><text:span text:style-name="T5">(2) while </text:span><text:span text:style-name="T4">条件</text:span><text:line-break/><text:span text:style-name="T4">语句块</text:span><text:line-break/><text:span text:style-name="T5">[break/continue]</text:span><text:line-break/><text:span text:style-name="T5">endwhile</text:span><text:line-break/><text:line-break/><text:span text:style-name="T5">4. </text:span><text:span text:style-name="T4">函数：</text:span><text:line-break/><text:line-break/><text:span text:style-name="T4">定义：</text:span><text:line-break/><text:span text:style-name="T5">function </text:span><text:span text:style-name="T4">函数名</text:span><text:span text:style-name="T5">(</text:span><text:span text:style-name="T4">参数</text:span><text:span text:style-name="T5">)</text:span><text:line-break/><text:span text:style-name="T4">函数体</text:span><text:line-break/><text:span text:style-name="T5">endfunc</text:span><text:line-break/><text:line-break/><text:span text:style-name="T4">调用： </text:span><text:line-break/><text:span text:style-name="T4">在脚本语句中使用 </text:span><text:span text:style-name="T5">call </text:span><text:span text:style-name="T4">函数名</text:span><text:span text:style-name="T5">(</text:span><text:span text:style-name="T4">参数</text:span><text:span text:style-name="T5">)</text:span><text:line-break/><text:span text:style-name="T4">在</text:span><text:span text:style-name="T5">vim</text:span><text:span text:style-name="T4">命令中使用 </text:span><text:span text:style-name="T5">:call </text:span><text:span text:style-name="T4">函数名</text:span><text:span text:style-name="T5">(</text:span><text:span text:style-name="T4">参数</text:span><text:span text:style-name="T5">)</text:span><text:line-break/><text:line-break/><text:span text:style-name="T4">注：在函数体中使用参数需要在参数变量名称前加上</text:span><text:span text:style-name="T5">a:</text:span><text:span text:style-name="T4">，例如参数名为</text:span><text:line-break/><text:span text:style-name="T5">keyword</text:span><text:span text:style-name="T4">，</text:span><text:line-break/><text:span text:style-name="T4">则函数体中使用</text:span><text:span text:style-name="T5">a:keyword</text:span><text:span text:style-name="T4">来引用</text:span><text:line-break/><text:line-break/><text:span text:style-name="T4">注：常用系统函数 参见【附】。</text:span><text:line-break/><text:line-break/><text:span text:style-name="T5">5. </text:span><text:span text:style-name="T4">执行命令，键盘绑定</text:span><text:span text:style-name="T5">,</text:span><text:span text:style-name="T4">命令行命令和自动命令</text:span><text:line-break/><text:span text:style-name="T5">(1) </text:span><text:span text:style-name="T4">执行命令</text:span><text:line-break/><text:span text:style-name="T5">exec "</text:span><text:span text:style-name="T4">命令</text:span><text:span text:style-name="T5">" —— </text:span><text:span text:style-name="T4">用于在</text:span><text:span text:style-name="T5">vim</text:span><text:span text:style-name="T4">脚本中执行一系列</text:span><text:span text:style-name="T5">vim</text:span><text:span text:style-name="T4">命令</text:span><text:line-break/><text:span text:style-name="T5">:!</text:span><text:span text:style-name="T4">外部命令 —— 这是一个</text:span><text:span text:style-name="T5">vim</text:span><text:span text:style-name="T4">命令行命令，功能是调用外部程序</text:span><text:line-break/><text:span text:style-name="T5">(2) </text:span><text:span text:style-name="T4">键盘绑定 </text:span><text:span text:style-name="T5">:help map-overview</text:span><text:line-break/><text:span text:style-name="T5">vim</text:span><text:span text:style-name="T4">最大的特点在于可以把所有的操作能够用一个命令字符串表达出来，</text:span><text:line-break/><text:span text:style-name="T4">因此这带来了编写脚本的最大的便利。键盘绑定就是一个例子，这个功能允许</text:span><text:line-break/><text:span text:style-name="T4">把一个命令字符串绑定到一个按键</text:span><text:span text:style-name="T5">/</text:span><text:span text:style-name="T4">按键组合。</text:span><text:line-break/><text:line-break/><text:span text:style-name="T4">一般格式：映射命令 按键组合 命令组合</text:span><text:line-break/><text:span text:style-name="T4">例子：</text:span><text:span text:style-name="T5">nmap c ^i#&lt;Esc&gt;j</text:span><text:line-break/><text:span text:style-name="T4">解释：映射</text:span><text:span text:style-name="T5">normal</text:span><text:span text:style-name="T4">模式下的按键</text:span><text:span text:style-name="T5">c</text:span><text:span text:style-name="T4">为：</text:span><text:span text:style-name="T5">^i#&lt;Esc&gt;j</text:span><text:span text:style-name="T4">，就是在该行开头加上</text:span><text:span text:style-name="T5">#</text:span><text:span text:style-name="T4">号</text:span><text:line-break/><text:span text:style-name="T4">，然后下移一行</text:span><text:line-break/><text:line-break/><text:span text:style-name="T4">常用映射命令：</text:span><text:line-break/><text:span text:style-name="T5">map :</text:span><text:span text:style-name="T4">全模式映射</text:span><text:line-break/><text:span text:style-name="T5">nmap :normal</text:span><text:span text:style-name="T4">模式映射</text:span><text:line-break/><text:span text:style-name="T5">vmap :visual</text:span><text:span text:style-name="T4">模式映射</text:span><text:line-break/><text:span text:style-name="T5">imap :insert</text:span><text:span text:style-name="T4">模式映射</text:span><text:line-break/><text:line-break/><text:span text:style-name="T5">(3) </text:span><text:span text:style-name="T4">命令行命令</text:span><text:line-break/><text:soft-page-break/><text:span text:style-name="T5">vim</text:span><text:span text:style-name="T4">支持在启动的时候使用</text:span><text:span text:style-name="T5">-c</text:span><text:span text:style-name="T4">开关执行命令字符串，例如：</text:span><text:line-break/><text:span text:style-name="T5">$ cat n</text:span><text:line-break/><text:span text:style-name="T5">#!/bin/sh</text:span><text:line-break/><text:span text:style-name="T5">vim -c "set filetype=$PERL" -c "s.$.#!/usr/bin/$PERL -w\r\r." -c </text:span><text:line-break/><text:span text:style-name="T5">":nohlsearch" $1</text:span><text:line-break/><text:span text:style-name="T4">设置文件类型 写入</text:span><text:span text:style-name="T5">#!/usr/bin/perl -w </text:span><text:line-break/><text:span text:style-name="T4">取消匹配加亮</text:span><text:line-break/><text:span text:style-name="T5">$ n myperlfile</text:span><text:line-break/><text:span text:style-name="T5">(4) </text:span><text:span text:style-name="T4">自动命令</text:span><text:line-break/><text:span text:style-name="T4">一般格式：</text:span><text:span text:style-name="T5">autocmd </text:span><text:span text:style-name="T4">事件 文件类型 命令</text:span><text:line-break/><text:span text:style-name="T4">例子：</text:span><text:span text:style-name="T5">au BufNewFile,BufRead *.pl setf perl</text:span><text:line-break/><text:span text:style-name="T4">解释：当事件 </text:span><text:span text:style-name="T5">BufNewFile </text:span><text:span text:style-name="T4">和 </text:span><text:span text:style-name="T5">BufRead </text:span><text:span text:style-name="T4">发生在 </text:span><text:span text:style-name="T5">*.pl </text:span><text:span text:style-name="T4">文件上的时候，</text:span></text:p>
      <text:p text:style-name="P1"><text:span text:style-name="T3">执行命令：</text:span><text:span text:style-name="T1">setf perl<text:line-break/>========================================================================<text:line-break/></text:span><text:span text:style-name="T3">【附】常用系统函数 </text:span><text:span text:style-name="T1">:help function-list<text:line-break/><text:line-break/></text:span><text:span text:style-name="T3">函数 返回值 解释</text:span><text:span text:style-name="T1"><text:line-break/><text:line-break/>(1)</text:span><text:span text:style-name="T3">字符串操作</text:span><text:span text:style-name="T1"><text:line-break/>char2nr( {expr}) Number {expr}</text:span><text:span text:style-name="T3">中字符的</text:span><text:span text:style-name="T1">ASCII</text:span><text:span text:style-name="T3">值</text:span><text:span text:style-name="T1"><text:line-break/>nr2char( {expr}) String {expr}</text:span><text:span text:style-name="T3">中</text:span><text:span text:style-name="T1">ASCII</text:span><text:span text:style-name="T3">值对应的字符</text:span><text:span text:style-name="T1"><text:line-break/>escape( {string}, {chars}) String </text:span><text:span text:style-name="T3">使用</text:span><text:span text:style-name="T1">'\'</text:span><text:span text:style-name="T3">对</text:span><text:span text:style-name="T1">{string}</text:span><text:span text:style-name="T3">中的字符</text:span><text:span text:style-name="T1"><text:line-break/>{chars}</text:span><text:span text:style-name="T3">进行转义</text:span><text:span text:style-name="T1"><text:line-break/>strtrans( {expr}) String </text:span><text:span text:style-name="T3">把字符串转换成可打印字符串</text:span><text:span text:style-name="T1"><text:line-break/>tolower( {expr}) String </text:span><text:span text:style-name="T3">将字符串</text:span><text:span text:style-name="T1">{expr}</text:span><text:span text:style-name="T3">小写</text:span><text:span text:style-name="T1"><text:line-break/>toupper( {expr}) String </text:span><text:span text:style-name="T3">将字符串</text:span><text:span text:style-name="T1">{expr}</text:span><text:span text:style-name="T3">大写</text:span><text:span text:style-name="T1"><text:line-break/>match( {expr}, {pat}[, {start}])<text:line-break/>Number {pat}</text:span><text:span text:style-name="T3">在</text:span><text:span text:style-name="T1">{expr}</text:span><text:span text:style-name="T3">中的匹配位置</text:span><text:span text:style-name="T1"><text:line-break/>matchend( {expr}, {pat}[, {start})<text:line-break/>Number {pat}</text:span><text:span text:style-name="T3">在</text:span><text:span text:style-name="T1">{expr}</text:span><text:span text:style-name="T3">中的最后匹配位</text:span><text:span text:style-name="T1"><text:line-break/></text:span><text:span text:style-name="T3">置</text:span><text:span text:style-name="T1"><text:line-break/>matchstr( {expr}, {pat}[, {start}])<text:line-break/>String {pat}</text:span><text:span text:style-name="T3">在</text:span><text:span text:style-name="T1">{expr}</text:span><text:span text:style-name="T3">中的匹配，成功</text:span><text:span text:style-name="T1"><text:line-break/></text:span><text:span text:style-name="T3">返回</text:span><text:span text:style-name="T1">{pat}</text:span><text:span text:style-name="T3">，失败返回</text:span><text:span text:style-name="T1">""<text:line-break/>stridx( {haystack}, {needle}) Number {needle}</text:span><text:span text:style-name="T3">在</text:span><text:span text:style-name="T1">{haystack}</text:span><text:span text:style-name="T3">中的始</text:span><text:span text:style-name="T1"><text:line-break/></text:span><text:span text:style-name="T3">索引位置</text:span><text:span text:style-name="T1"><text:line-break/>strridx( {haystack}, {needle}) Number {needle}</text:span><text:span text:style-name="T3">在</text:span><text:span text:style-name="T1">{haystack}</text:span><text:span text:style-name="T3">中的终</text:span><text:span text:style-name="T1"><text:line-break/></text:span><text:span text:style-name="T3">索引位置</text:span><text:span text:style-name="T1"><text:line-break/>strlen( {expr}) Number </text:span><text:span text:style-name="T3">字符串</text:span><text:span text:style-name="T1">{expr}</text:span><text:span text:style-name="T3">的长度</text:span><text:span text:style-name="T1"><text:line-break/>substitute( {expr}, {pat}, {sub}, {flags})<text:line-break/>String </text:span><text:span text:style-name="T3">用</text:span><text:span text:style-name="T1">{sub}</text:span><text:span text:style-name="T3">替换</text:span><text:span text:style-name="T1">{expr}</text:span><text:span text:style-name="T3">中的模式</text:span><text:span text:style-name="T1"><text:line-break/>{pat}<text:line-break/>submatch( {nr}) String ":substitute"</text:span><text:span text:style-name="T3">的特殊匹配</text:span><text:span text:style-name="T1"><text:line-break/>strpart( {src}, {start}[, {len}])<text:line-break/>String </text:span><text:span text:style-name="T3">子串函数，在</text:span><text:span text:style-name="T1">{src}</text:span><text:span text:style-name="T3">中从</text:span><text:span text:style-name="T1"><text:line-break/></text:span><text:soft-page-break/><text:span text:style-name="T1">{start}</text:span><text:span text:style-name="T3">开始取出</text:span><text:span text:style-name="T1">{len}</text:span><text:span text:style-name="T3">个字符</text:span><text:span text:style-name="T1"><text:line-break/>expand( {expr}) String </text:span><text:span text:style-name="T3">扩展</text:span><text:span text:style-name="T1">{expr}</text:span><text:span text:style-name="T3">中的字符串</text:span><text:span text:style-name="T1"><text:line-break/>type( {name}) Number </text:span><text:span text:style-name="T3">变量</text:span><text:span text:style-name="T1">{name}</text:span><text:span text:style-name="T3">的类型</text:span><text:span text:style-name="T1"><text:line-break/><text:line-break/>(2)</text:span><text:span text:style-name="T3">操作当前缓冲区中的文本</text:span><text:span text:style-name="T1"><text:line-break/>byte2line( {byte}) Number </text:span><text:span text:style-name="T3">字节数为</text:span><text:span text:style-name="T1">{byte}</text:span><text:span text:style-name="T3">的行</text:span><text:span text:style-name="T1"><text:line-break/>line2byte( {lnum}) Number </text:span><text:span text:style-name="T3">行号为</text:span><text:span text:style-name="T1">{lnum}</text:span><text:span text:style-name="T3">的行的字节数</text:span><text:span text:style-name="T1"><text:line-break/>col( {expr}) Number {expr}</text:span><text:span text:style-name="T3">的列号：</text:span><text:span text:style-name="T1">. </text:span><text:span text:style-name="T3">光标所在列 </text:span><text:span text:style-name="T1"><text:line-break/>$ </text:span><text:span text:style-name="T3">末列 </text:span><text:span text:style-name="T1">"x </text:span><text:span text:style-name="T3">标记</text:span><text:span text:style-name="T1">x</text:span><text:span text:style-name="T3">所在位置</text:span><text:span text:style-name="T1"><text:line-break/>virtcol( {expr}) Number {expr}</text:span><text:span text:style-name="T3">的屏幕列号</text:span><text:span text:style-name="T1">(screen <text:line-break/>column)<text:line-break/>line( {expr}) Number {expr}</text:span><text:span text:style-name="T3">的行号</text:span><text:span text:style-name="T1"><text:line-break/>wincol() Number {expr}</text:span><text:span text:style-name="T3">的窗口列号</text:span><text:span text:style-name="T1">(screen <text:line-break/>column)<text:line-break/>winline() Number {expr}</text:span><text:span text:style-name="T3">的窗口行号</text:span><text:span text:style-name="T1">(screen <text:line-break/>column)<text:line-break/>getline( {expr}) Number {expr}</text:span><text:span text:style-name="T3">的行号</text:span><text:span text:style-name="T1"><text:line-break/>setline( {lnum}, {line}) Number </text:span><text:span text:style-name="T3">把</text:span><text:span text:style-name="T1">{line}</text:span><text:span text:style-name="T3">写入</text:span><text:span text:style-name="T1">{lnum}</text:span><text:span text:style-name="T3">行</text:span><text:span text:style-name="T1"><text:line-break/>append( {lnum}, {string}) Number </text:span><text:span text:style-name="T3">在</text:span><text:span text:style-name="T1">{lnum}</text:span><text:span text:style-name="T3">行下一行加入</text:span><text:span text:style-name="T1"><text:line-break/>{string}<text:line-break/>indent( {lnum}) Number </text:span><text:span text:style-name="T3">缩进行</text:span><text:span text:style-name="T1">{lnum}<text:line-break/>cindent( {lnum}) Number C</text:span><text:span text:style-name="T3">格式缩进行</text:span><text:span text:style-name="T1">{lnum}<text:line-break/>lispindent( {lnum}) Number Lisp</text:span><text:span text:style-name="T3">格式缩进行</text:span><text:span text:style-name="T1">{lnum}<text:line-break/>nextnonblank( {lnum}) Number </text:span><text:span text:style-name="T3">行号 </text:span><text:span text:style-name="T1">&gt;= {lnum} </text:span><text:span text:style-name="T3">的非空白行的</text:span><text:span text:style-name="T1"><text:line-break/></text:span><text:span text:style-name="T3">行号</text:span><text:span text:style-name="T1"><text:line-break/>prevnonblank( {lnum}) Number </text:span><text:span text:style-name="T3">行号 </text:span><text:span text:style-name="T1">&lt;= {lnum} </text:span><text:span text:style-name="T3">的非空白行的</text:span><text:span text:style-name="T1"><text:line-break/></text:span><text:span text:style-name="T3">行号</text:span><text:span text:style-name="T1"><text:line-break/>search( {pattern} [, {flags}]) Number </text:span><text:span text:style-name="T3">查找</text:span><text:span text:style-name="T1">{pattern}<text:line-break/>searchpair( {start}, {middle}, {end} [, {flags} [, {skip}]])<text:line-break/>Number </text:span><text:span text:style-name="T3">查找 始</text:span><text:span text:style-name="T1">/</text:span><text:span text:style-name="T3">末对 的另一个末端</text:span><text:span text:style-name="T1"><text:line-break/><text:line-break/><text:line-break/>(3)</text:span><text:span text:style-name="T3">系统函数和文件操作</text:span><text:span text:style-name="T1"><text:line-break/>browse( {save}, {title}, {initdir}, {default})<text:line-break/>String </text:span><text:span text:style-name="T3">启动一个文件请求</text:span><text:span text:style-name="T1"><text:line-break/>glob( {expr}]) String </text:span><text:span text:style-name="T3">展开一个</text:span><text:span text:style-name="T1">fileglob {expr}<text:line-break/>globpath( {path}, {expr}) String </text:span><text:span text:style-name="T3">对</text:span><text:span text:style-name="T1">{path}</text:span><text:span text:style-name="T3">中的所有目录调用 </text:span><text:span text:style-name="T1"><text:line-break/>glob({expr})<text:line-break/>resolve( {filename}) String </text:span><text:span text:style-name="T3">得到符号链接的指向</text:span><text:span text:style-name="T1"><text:line-break/>fnamemodify( {fname}, {mods}) String </text:span><text:span text:style-name="T3">更改文件名</text:span><text:span text:style-name="T1"><text:line-break/>executable( {expr}) Number </text:span><text:span text:style-name="T3">如果</text:span><text:span text:style-name="T1">{expr}</text:span><text:span text:style-name="T3">存在且可执行，则</text:span><text:span text:style-name="T1"><text:line-break/></text:span><text:span text:style-name="T3">真</text:span><text:span text:style-name="T1"><text:line-break/>filereadable( {file}) Number </text:span><text:span text:style-name="T3">如果</text:span><text:span text:style-name="T1">{file}</text:span><text:span text:style-name="T3">可读，则真</text:span><text:span text:style-name="T1"><text:line-break/>isdirectory( {directory}) Number </text:span><text:span text:style-name="T3">如果</text:span><text:span text:style-name="T1">{directory}</text:span><text:span text:style-name="T3">存在，则真</text:span><text:span text:style-name="T1"><text:line-break/>getcwd() String </text:span><text:span text:style-name="T3">当前工作目录</text:span><text:span text:style-name="T1"><text:line-break/>getfsize( {fname}) Number </text:span><text:span text:style-name="T3">文件字节数</text:span><text:span text:style-name="T1"><text:line-break/></text:span><text:soft-page-break/><text:span text:style-name="T1">getftime( {fname}) Number </text:span><text:span text:style-name="T3">文件最终修改时间</text:span><text:span text:style-name="T1"><text:line-break/>localtime() Number </text:span><text:span text:style-name="T3">当前时间</text:span><text:span text:style-name="T1"><text:line-break/>strftime( {format}[, {time}]) String </text:span><text:span text:style-name="T3">格式化的时间</text:span><text:span text:style-name="T1"><text:line-break/>tempname() String </text:span><text:span text:style-name="T3">生成一个临时文件名</text:span><text:span text:style-name="T1"><text:line-break/>delete( {fname}) Number </text:span><text:span text:style-name="T3">删除文件</text:span><text:span text:style-name="T1">{fname}<text:line-break/>rename( {from}, {to}) Number </text:span><text:span text:style-name="T3">重命名</text:span><text:span text:style-name="T1">{from}</text:span><text:span text:style-name="T3">成</text:span><text:span text:style-name="T1">{to}<text:line-break/>system( {expr}) String </text:span><text:span text:style-name="T3">执行</text:span><text:span text:style-name="T1">shell</text:span><text:span text:style-name="T3">命令</text:span><text:span text:style-name="T1">{expr}<text:line-break/>hostname() String </text:span><text:span text:style-name="T3">机器名</text:span><text:span text:style-name="T1"><text:line-break/><text:line-break/>(4)</text:span><text:span text:style-name="T3">缓冲区，窗口，参数列表</text:span><text:span text:style-name="T1"><text:line-break/>argc() Number </text:span><text:span text:style-name="T3">参数列表中的文件个数</text:span><text:span text:style-name="T1"><text:line-break/>argidx() Number </text:span><text:span text:style-name="T3">参数列表中当前索引值</text:span><text:span text:style-name="T1"><text:line-break/>argv( {nr}) String </text:span><text:span text:style-name="T3">参数列表中第</text:span><text:span text:style-name="T1">{nr}</text:span><text:span text:style-name="T3">个</text:span><text:span text:style-name="T1"><text:line-break/>bufexists( {var}) Number </text:span><text:span text:style-name="T3">如果</text:span><text:span text:style-name="T1">{var}</text:span><text:span text:style-name="T3">存在则真</text:span><text:span text:style-name="T1"><text:line-break/>buflisted( {expr}) Number </text:span><text:span text:style-name="T3">如果</text:span><text:span text:style-name="T1">{expr}</text:span><text:span text:style-name="T3">被列出则真</text:span><text:span text:style-name="T1"><text:line-break/>bufloaded( {expr}) Number </text:span><text:span text:style-name="T3">如果</text:span><text:span text:style-name="T1">{expr}</text:span><text:span text:style-name="T3">被加载则真</text:span><text:span text:style-name="T1"><text:line-break/>bufname( {expr}) String </text:span><text:span text:style-name="T3">缓冲</text:span><text:span text:style-name="T1">{expr}</text:span><text:span text:style-name="T3">的名字</text:span><text:span text:style-name="T1"><text:line-break/>bufnr( {expr}) Number </text:span><text:span text:style-name="T3">缓冲</text:span><text:span text:style-name="T1">{expr}</text:span><text:span text:style-name="T3">的缓冲序号</text:span><text:span text:style-name="T1"><text:line-break/>winnr() Number </text:span><text:span text:style-name="T3">当前窗口的窗口序号</text:span><text:span text:style-name="T1"><text:line-break/>bufwinnr( {expr}) Number </text:span><text:span text:style-name="T3">指定缓冲的窗口序号</text:span><text:span text:style-name="T1"><text:line-break/>winbufnr( {nr}) Number </text:span><text:span text:style-name="T3">指定窗口的缓冲序号</text:span><text:span text:style-name="T1"><text:line-break/>getbufvar( {expr}, {varname}) </text:span><text:span text:style-name="T3">得到缓冲</text:span><text:span text:style-name="T1">{expr}</text:span><text:span text:style-name="T3">的特殊变量</text:span><text:span text:style-name="T1"><text:line-break/>{varname}</text:span><text:span text:style-name="T3">的值</text:span><text:span text:style-name="T1"><text:line-break/>setbufvar( {expr}, {varname}, {val}) </text:span><text:span text:style-name="T3">设置缓冲</text:span><text:span text:style-name="T1">{expr}</text:span><text:span text:style-name="T3">的特殊变量</text:span><text:span text:style-name="T1"><text:line-break/>{varname}</text:span><text:span text:style-name="T3">的值为</text:span><text:span text:style-name="T1">{val}<text:line-break/>getwinvar( {nr}, {varname}) </text:span><text:span text:style-name="T3">得到窗口</text:span><text:span text:style-name="T1">{nr}</text:span><text:span text:style-name="T3">的特殊变量</text:span><text:span text:style-name="T1"><text:line-break/>{varname}</text:span><text:span text:style-name="T3">的值</text:span><text:span text:style-name="T1"><text:line-break/>setwinvar( {nr}, {varname}, {val}) </text:span><text:span text:style-name="T3">设置窗口</text:span><text:span text:style-name="T1">{nr}</text:span><text:span text:style-name="T3">的特殊变量</text:span><text:span text:style-name="T1"><text:line-break/>{varname}</text:span><text:span text:style-name="T3">的值为</text:span><text:span text:style-name="T1">{val}<text:line-break/><text:line-break/>(5)</text:span><text:span text:style-name="T3">折叠</text:span><text:span text:style-name="T1">(Folding)<text:line-break/>foldclosed( {lnum}) Number </text:span><text:span text:style-name="T3">如果</text:span><text:span text:style-name="T1">{lnum}</text:span><text:span text:style-name="T3">行的折叠闭合了，</text:span><text:span text:style-name="T1"><text:line-break/></text:span><text:span text:style-name="T3">返回第一行</text:span><text:span text:style-name="T1"><text:line-break/>foldlevel( {lnum}) Number {lnum}</text:span><text:span text:style-name="T3">行的折叠级数</text:span><text:span text:style-name="T1"><text:line-break/>foldtext( ) String </text:span><text:span text:style-name="T3">生成一个闭合折叠的表示</text:span><text:span text:style-name="T1"><text:line-break/><text:line-break/>(6)</text:span><text:span text:style-name="T3">语法加亮</text:span><text:span text:style-name="T1"><text:line-break/>hlexists( {name}) Number </text:span><text:span text:style-name="T3">如果命名为</text:span><text:span text:style-name="T1">{name}</text:span><text:span text:style-name="T3">的高亮组存</text:span><text:span text:style-name="T1"><text:line-break/></text:span><text:span text:style-name="T3">在，则真</text:span><text:span text:style-name="T1"><text:line-break/>hlID( {name}) Number </text:span><text:span text:style-name="T3">名字为</text:span><text:span text:style-name="T1">{name}</text:span><text:span text:style-name="T3">的高亮组的语法</text:span><text:span text:style-name="T1"><text:line-break/>ID<text:line-break/>synID( {line}, {col}, {trans}) Number {line}</text:span><text:span text:style-name="T3">行</text:span><text:span text:style-name="T1">{col}</text:span><text:span text:style-name="T3">列的语法</text:span><text:span text:style-name="T1">ID<text:line-break/>synIDattr( {synID}, {what} [, {mode}])<text:line-break/>String </text:span><text:span text:style-name="T3">返回语法</text:span><text:span text:style-name="T1">ID {synID}</text:span><text:span text:style-name="T3">的</text:span><text:span text:style-name="T1">{what}<text:line-break/></text:span><text:span text:style-name="T3">属性</text:span><text:span text:style-name="T1"><text:line-break/>synIDtrans( {synID}) Number </text:span><text:span text:style-name="T3">翻译的语法</text:span><text:span text:style-name="T1">ID {synID}<text:line-break/></text:span><text:soft-page-break/><text:span text:style-name="T1"><text:line-break/>(7)</text:span><text:span text:style-name="T3">历史</text:span><text:span text:style-name="T1"><text:line-break/>histadd( {history},{item}) String </text:span><text:span text:style-name="T3">向历史中增加一项</text:span><text:span text:style-name="T1"><text:line-break/>histdel( {history} [, {item}]) String </text:span><text:span text:style-name="T3">在历史中删除一项</text:span><text:span text:style-name="T1"><text:line-break/>histget( {history} [, {index}]) String </text:span><text:span text:style-name="T3">在历史中取出索引</text:span><text:span text:style-name="T1">{index}</text:span><text:span text:style-name="T3">的项</text:span><text:span text:style-name="T1"><text:line-break/>histnr( {history}) Number </text:span><text:span text:style-name="T3">历史项最大索引</text:span><text:span text:style-name="T1"><text:line-break/><text:line-break/>(8)</text:span><text:span text:style-name="T3">交互</text:span><text:span text:style-name="T1"><text:line-break/>confirm( {msg} [, {choices} [, {default} [, {type}]]])<text:line-break/>Number </text:span><text:span text:style-name="T3">返回用户选择的项序号</text:span><text:span text:style-name="T1"><text:line-break/>getchar( [expr]) Number </text:span><text:span text:style-name="T3">获得一个输入字符</text:span><text:span text:style-name="T1"><text:line-break/>getcharmod( ) Number </text:span><text:span text:style-name="T3">修改最后一个输入的字符</text:span><text:span text:style-name="T1"><text:line-break/>input( {prompt} [, {text}]) String </text:span><text:span text:style-name="T3">获得用户输入</text:span><text:span text:style-name="T1"><text:line-break/>inputsecret( {prompt} [, {text}]) String </text:span><text:span text:style-name="T3">获得用户输入，但是不回显</text:span><text:span text:style-name="T1"><text:line-break/>inputdialog( {prompt} [, {text}]) String </text:span><text:span text:style-name="T3">产生一个</text:span><text:span text:style-name="T1">GUI</text:span><text:span text:style-name="T3">对话框以获得用</text:span><text:span text:style-name="T1"><text:line-break/></text:span><text:span text:style-name="T3">户输入</text:span><text:span text:style-name="T1"><text:line-break/><text:line-break/>(9)Vim</text:span><text:span text:style-name="T3">服务器</text:span><text:span text:style-name="T1"><text:line-break/>serverlist() String </text:span><text:span text:style-name="T3">返回一个可用的服务器列表</text:span><text:span text:style-name="T1"><text:line-break/>remote_send( {server}, {string} [, {idvar}])<text:line-break/>String </text:span><text:span text:style-name="T3">送出</text:span><text:span text:style-name="T1">key</text:span><text:span text:style-name="T3">序列</text:span><text:span text:style-name="T1"><text:line-break/><text:line-break/>remote_expr( {server}, {string} [, {idvar}])<text:line-break/>String </text:span><text:span text:style-name="T3">送出表达式</text:span><text:span text:style-name="T1"><text:line-break/>server2client( {serverid}, {string})<text:line-break/>Number </text:span><text:span text:style-name="T3">送出回复串</text:span><text:span text:style-name="T1"><text:line-break/>remote_peek( {serverid} [, {retvar}])<text:line-break/>Number </text:span><text:span text:style-name="T3">检查回复串</text:span><text:span text:style-name="T1"><text:line-break/>remote_read( {serverid}) String </text:span><text:span text:style-name="T3">读取回复串</text:span><text:span text:style-name="T1"><text:line-break/>foreground( ) Number </text:span><text:span text:style-name="T3">把</text:span><text:span text:style-name="T1">vim</text:span><text:span text:style-name="T3">窗口带到前台</text:span><text:span text:style-name="T1"><text:line-break/>remote_foreground( {server}) Number </text:span><text:span text:style-name="T3">把</text:span><text:span text:style-name="T1">vim</text:span><text:span text:style-name="T3">服务器带到前台</text:span><text:span text:style-name="T1"><text:line-break/><text:line-break/>(10)</text:span><text:span text:style-name="T3">变量检查</text:span><text:span text:style-name="T1"><text:line-break/>mode() String </text:span><text:span text:style-name="T3">返回当前编辑方式</text:span><text:span text:style-name="T1"><text:line-break/>visualmode() String </text:span><text:span text:style-name="T3">返回最后一次</text:span><text:span text:style-name="T1">visual</text:span><text:span text:style-name="T3">模式的使</text:span><text:span text:style-name="T1"><text:line-break/></text:span><text:span text:style-name="T3">用</text:span><text:span text:style-name="T1"><text:line-break/>hasmapto( {what} [, {mode}]) Number </text:span><text:span text:style-name="T3">如果存在</text:span><text:span text:style-name="T1">{what}</text:span><text:span text:style-name="T3">的映射则真</text:span><text:span text:style-name="T1"><text:line-break/>mapcheck( {name}[, {mode}]) String </text:span><text:span text:style-name="T3">检查所有被</text:span><text:span text:style-name="T1">{name}</text:span><text:span text:style-name="T3">匹配的映射</text:span><text:span text:style-name="T1"><text:line-break/></text:span><text:span text:style-name="T3">名称</text:span><text:span text:style-name="T1"><text:line-break/>maparg( {name}[, {mode}]) String </text:span><text:span text:style-name="T3">在模式</text:span><text:span text:style-name="T1">{mode}</text:span><text:span text:style-name="T3">下的映射</text:span><text:span text:style-name="T1">{name}<text:line-break/></text:span><text:span text:style-name="T3">的</text:span><text:span text:style-name="T1">rhs</text:span><text:span text:style-name="T3">值</text:span><text:span text:style-name="T1"><text:line-break/>exists( {var}) Number </text:span><text:span text:style-name="T3">如果</text:span><text:span text:style-name="T1">{var}</text:span><text:span text:style-name="T3">存在则真</text:span><text:span text:style-name="T1"><text:line-break/>has( {feature}) Number </text:span><text:span text:style-name="T3">如果特性</text:span><text:span text:style-name="T1">{feature}</text:span><text:span text:style-name="T3">被支持则真</text:span><text:span text:style-name="T1"><text:line-break/>cscope_connection( [{num} , {dbpath} [, {prepend}]])<text:line-break/>Number </text:span><text:span text:style-name="T3">检查是否存在</text:span><text:span text:style-name="T1">cscope</text:span><text:span text:style-name="T3">连接</text:span><text:span text:style-name="T1"><text:line-break/>did_filetype( {name}) Number </text:span><text:span text:style-name="T3">设置文件类型的自动命令</text:span><text:span text:style-name="T1"><text:line-break/></text:span><text:soft-page-break/><text:span text:style-name="T1">{name}</text:span><text:span text:style-name="T3">存在则真</text:span><text:span text:style-name="T1"><text:line-break/>eventhandler( ) Number </text:span><text:span text:style-name="T3">如果在一个事件处理中则真</text:span><text:span text:style-name="T1"><text:line-break/>getwinposx() Number vim</text:span><text:span text:style-name="T3">窗口在</text:span><text:span text:style-name="T1">GUI</text:span><text:span text:style-name="T3">模式下的</text:span><text:span text:style-name="T1">X</text:span><text:span text:style-name="T3">轴坐标</text:span><text:span text:style-name="T1"><text:line-break/></text:span><text:span text:style-name="T3">象素数</text:span><text:span text:style-name="T1"><text:line-break/>getwinposy() Number vim</text:span><text:span text:style-name="T3">窗口在</text:span><text:span text:style-name="T1">GUI</text:span><text:span text:style-name="T3">模式下的</text:span><text:span text:style-name="T1">Y</text:span><text:span text:style-name="T3">轴坐标</text:span><text:span text:style-name="T1"><text:line-break/></text:span><text:span text:style-name="T3">象素数</text:span><text:span text:style-name="T1"><text:line-break/>winheight( {nr}) Number </text:span><text:span text:style-name="T3">窗口</text:span><text:span text:style-name="T1">{nr}</text:span><text:span text:style-name="T3">的高度</text:span><text:span text:style-name="T1"><text:line-break/>winwidth( {nr}) Number </text:span><text:span text:style-name="T3">窗口</text:span><text:span text:style-name="T1">{nr}</text:span><text:span text:style-name="T3">的宽度</text:span><text:span text:style-name="T1"><text:line-break/>libcall( {lib}, {func}, {arg}) String </text:span><text:span text:style-name="T3">使用参数</text:span><text:span text:style-name="T1">{arg}</text:span><text:span text:style-name="T3">调用在</text:span><text:span text:style-name="T1">{lib}</text:span><text:span text:style-name="T3">中</text:span><text:span text:style-name="T1"><text:line-break/></text:span><text:span text:style-name="T3">的函数</text:span><text:span text:style-name="T1">{func}<text:line-break/>libcallnr( {lib}, {func}, {arg})<text:line-break/>Number </text:span><text:span text:style-name="T3">和上一个函数相同，用于返回</text:span></text:p>
      <text:p text:style-name="Standard">整数的函数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3:20:43.244807295</meta:creation-date>
    <dc:date>2016-04-24T23:22:31.927855086</dc:date>
    <meta:editing-duration>P0D</meta:editing-duration>
    <meta:editing-cycles>1</meta:editing-cycles>
    <meta:document-statistic meta:table-count="0" meta:image-count="0" meta:object-count="0" meta:page-count="7" meta:paragraph-count="4" meta:word-count="2436" meta:character-count="6904" meta:non-whitespace-character-count="6115"/>
    <meta:generator>LibreOffice/4.2.8.2$Linux_X86_64 LibreOffice_project/420m0$Build-2</meta:generator>
  </office:meta>
</office:document-meta>
</file>